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jection Count: 295</text:p>
      <text:p text:style-name="P1">hhh(49),</text:p>
      <text:p text:style-name="P1">eh(101),</text:p>
      <text:p text:style-name="P1">mm(52),</text:p>
      <text:p text:style-name="P1">ah(46),</text:p>
      <text:p text:style-name="P1">yyy(28),</text:p>
      <text:p text:style-name="P1">huy(7),</text:p>
      <text:p text:style-name="P1">ay(16),</text:p>
      <text:p text:style-name="P1">vamos(7),</text:p>
      <text:p text:style-name="P1">hola(43),</text:p>
      <text:p text:style-name="P1">ejem(6),</text:p>
      <text:p text:style-name="P1">hala(1),</text:p>
      <text:p text:style-name="P1">uy(1),</text:p>
      <text:p text:style-name="P1">ajá(1),</text:p>
      <text:p text:style-name="P1">bueno(2),</text:p>
      <text:p text:style-name="P1">uf(1),</text:p>
      <text:p text:style-name="P1">uh(2),</text:p>
      <text:p text:style-name="P1">ca(1),</text:p>
      <text:p text:style-name="P1">guay(1),</text:p>
      <text:p text:style-name="P1">jo(1),</text:p>
      <text:p text:style-name="P1">claro(1),</text:p>
      <text:p text:style-name="P1">ahah(1),</text:p>
      <text:p text:style-name="P1">wif(1),</text:p>
      <text:p text:style-name="P1">todo_lo_contrario(1),</text:p>
      <text:p text:style-name="P1">puff(1),</text:p>
      <text:p text:style-name="P1">tracatra(1),</text:p>
      <text:p text:style-name="P1">business(1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6:28</meta:creation-date>
    <dc:date>2016-06-07T18:50:23</dc:date>
    <meta:editing-duration>PT17M4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1" meta:paragraph-count="27" meta:word-count="29" meta:character-count="240"/>
  </office:meta>
</office:document-meta>
</file>